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EA4C6FCD893595D5.png" manifest:media-type="image/png"/>
  <manifest:file-entry manifest:full-path="Pictures/10000001000007800000043863877FCFEF27E7B8.png" manifest:media-type="image/png"/>
  <manifest:file-entry manifest:full-path="Pictures/100000010000078000000438D4B527CED6838E8B.png" manifest:media-type="image/png"/>
  <manifest:file-entry manifest:full-path="Pictures/100000010000078000000438CF123872772CED39.png" manifest:media-type="image/png"/>
  <manifest:file-entry manifest:full-path="Pictures/100000010000078000000438351F4F3B91EF2347.png" manifest:media-type="image/png"/>
  <manifest:file-entry manifest:full-path="Pictures/1000000100000202000002036BB6F5553C30BF0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8a7e" officeooo:paragraph-rsid="001e8a7e"/>
    </style:style>
    <style:style style:name="P2" style:family="paragraph" style:parent-style-name="Standard">
      <style:text-properties officeooo:rsid="001e8a7e" officeooo:paragraph-rsid="001e8a7e"/>
    </style:style>
    <style:style style:name="P3" style:family="paragraph" style:parent-style-name="Standard">
      <style:text-properties officeooo:rsid="0020634a" officeooo:paragraph-rsid="0020634a"/>
    </style:style>
    <style:style style:name="T1" style:family="text">
      <style:text-properties officeooo:rsid="001e8a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2.07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2.16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1.78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2.35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2.31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8"/><text:span text:style-name="T1">ASSIGNMENT NO 5</text:span></text:p>
      <text:p text:style-name="Standard"/>
      <text:p text:style-name="Standard"><text:s text:c="2"/><text:span text:style-name="T1">Q1 ANS</text:span></text:p>
      <text:p text:style-name="P1"><draw:frame draw:style-name="fr6" draw:name="Image1" text:anchor-type="char" svg:width="13.6cm" svg:height="13.626cm" draw:z-index="0"><draw:image xlink:href="Pictures/1000000100000202000002036BB6F5553C30BF04.png" xlink:type="simple" xlink:show="embed" xlink:actuate="onLoad" draw:mime-type="image/png"/></draw:frame><draw:frame draw:style-name="fr5" draw:name="Image2" text:anchor-type="char" svg:x="-2cm" svg:y="14.427cm" svg:width="21.001cm" svg:height="10.975cm" draw:z-index="1"><draw:image xlink:href="Pictures/100000010000078000000438351F4F3B91EF2347.png" xlink:type="simple" xlink:show="embed" xlink:actuate="onLoad" draw:mime-type="image/png"/></draw:frame>Q2 ANS</text:p>
      <text:p text:style-name="P1"><text:soft-page-break/>B</text:p>
      <text:p text:style-name="P1">Q3 ANSWER </text:p>
      <text:p text:style-name="P1"><draw:frame draw:style-name="fr4" draw:name="Image3" text:anchor-type="char" svg:x="-1.448cm" svg:y="0cm" svg:width="19.184cm" svg:height="9.562cm" draw:z-index="2"><draw:image xlink:href="Pictures/100000010000078000000438D4B527CED6838E8B.png" xlink:type="simple" xlink:show="embed" xlink:actuate="onLoad" draw:mime-type="image/png"/></draw:frame></text:p>
      <text:p text:style-name="P1">Q4 <text:s text:c="2"/>ANSWER </text:p>
      <text:p text:style-name="P1"/>
      <text:p text:style-name="P1"/>
      <text:p text:style-name="P1"><draw:frame draw:style-name="fr3" draw:name="Image4" text:anchor-type="char" svg:x="-1.766cm" svg:y="0.203cm" svg:width="20.137cm" svg:height="12.36cm" draw:z-index="3"><draw:image xlink:href="Pictures/10000001000007800000043863877FCFEF27E7B8.png" xlink:type="simple" xlink:show="embed" xlink:actuate="onLoad" draw:mime-type="image/png"/></draw:frame></text:p>
      <text:p text:style-name="P3"><text:soft-page-break/>Q5 ANSWER</text:p>
      <text:p text:style-name="P3"><draw:frame draw:style-name="fr1" draw:name="Image6" text:anchor-type="char" svg:x="-1.792cm" svg:y="0.291cm" svg:width="18.819cm" svg:height="11.303cm" draw:z-index="5"><draw:image xlink:href="Pictures/100000010000078000000438EA4C6FCD893595D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3"><draw:frame draw:style-name="fr2" draw:name="Image5" text:anchor-type="char" svg:x="-1.847cm" svg:y="0.82cm" svg:width="20.105cm" svg:height="11.388cm" draw:z-index="4"><draw:image xlink:href="Pictures/100000010000078000000438CF123872772CED39.png" xlink:type="simple" xlink:show="embed" xlink:actuate="onLoad" draw:mime-type="image/png"/></draw:frame>Q6 ANSW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1:30:28.291178392</meta:creation-date>
    <dc:date>2023-09-13T21:49:18.732944346</dc:date>
    <meta:editing-duration>PT10M56S</meta:editing-duration>
    <meta:editing-cycles>2</meta:editing-cycles>
    <meta:generator>LibreOffice/7.3.5.2$Linux_X86_64 LibreOffice_project/30$Build-2</meta:generator>
    <meta:document-statistic meta:table-count="0" meta:image-count="6" meta:object-count="0" meta:page-count="4" meta:paragraph-count="8" meta:word-count="16" meta:character-count="118" meta:non-whitespace-character-count="56"/>
  </office:meta>
</office:document-meta>
</file>